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cee2" officeooo:paragraph-rsid="0013cee2"/>
    </style:style>
    <style:style style:name="P2" style:family="paragraph" style:parent-style-name="Standard">
      <style:paragraph-properties fo:text-align="justify" style:justify-single-word="false"/>
      <style:text-properties officeooo:rsid="0013cee2" officeooo:paragraph-rsid="0013cee2"/>
    </style:style>
    <style:style style:name="P3" style:family="paragraph" style:parent-style-name="Standard">
      <style:paragraph-properties fo:text-align="justify" style:justify-single-word="false"/>
      <style:text-properties fo:font-weight="bold" officeooo:rsid="0013cee2" officeooo:paragraph-rsid="0013cee2" style:font-weight-asian="bold" style:font-weight-complex="bold"/>
    </style:style>
    <style:style style:name="P4" style:family="paragraph" style:parent-style-name="Standard">
      <style:paragraph-properties fo:text-align="justify" style:justify-single-word="false"/>
      <style:text-properties fo:font-weight="bold" officeooo:rsid="00146d0e" officeooo:paragraph-rsid="00146d0e" style:font-weight-asian="bold" style:font-weight-complex="bold"/>
    </style:style>
    <style:style style:name="P5" style:family="paragraph" style:parent-style-name="Standard">
      <style:paragraph-properties fo:text-align="justify" style:justify-single-word="false"/>
      <style:text-properties fo:font-weight="bold" officeooo:rsid="0015e54e" officeooo:paragraph-rsid="0015e54e" style:font-weight-asian="bold" style:font-weight-complex="bold"/>
    </style:style>
    <style:style style:name="P6" style:family="paragraph" style:parent-style-name="Standard">
      <style:paragraph-properties fo:text-align="justify" style:justify-single-word="false"/>
      <style:text-properties fo:font-weight="bold" officeooo:rsid="0016fa09" officeooo:paragraph-rsid="0016fa09" style:font-weight-asian="bold" style:font-weight-complex="bold"/>
    </style:style>
    <style:style style:name="P7" style:family="paragraph" style:parent-style-name="Standard">
      <style:paragraph-properties fo:text-align="justify" style:justify-single-word="false"/>
      <style:text-properties fo:font-weight="bold" officeooo:rsid="0016fa09" officeooo:paragraph-rsid="0018d229" style:font-weight-asian="bold" style:font-weight-complex="bold"/>
    </style:style>
    <style:style style:name="P8" style:family="paragraph" style:parent-style-name="Standard">
      <style:paragraph-properties fo:text-align="justify" style:justify-single-word="false"/>
      <style:text-properties fo:font-weight="bold" officeooo:rsid="0018d229" officeooo:paragraph-rsid="0018d229" style:font-weight-asian="bold" style:font-weight-complex="bold"/>
    </style:style>
    <style:style style:name="P9" style:family="paragraph" style:parent-style-name="Standard">
      <style:paragraph-properties fo:text-align="justify" style:justify-single-word="false"/>
      <style:text-properties fo:font-weight="bold" officeooo:rsid="001a001f" officeooo:paragraph-rsid="001a001f" style:font-weight-asian="bold" style:font-weight-complex="bold"/>
    </style:style>
    <style:style style:name="P10" style:family="paragraph" style:parent-style-name="Standard">
      <style:paragraph-properties fo:text-align="justify" style:justify-single-word="false"/>
      <style:text-properties fo:font-weight="bold" officeooo:rsid="001b6a74" officeooo:paragraph-rsid="001b6a74" style:font-weight-asian="bold" style:font-weight-complex="bold"/>
    </style:style>
    <style:style style:name="P11" style:family="paragraph" style:parent-style-name="Standard">
      <style:paragraph-properties fo:text-align="justify" style:justify-single-word="false"/>
      <style:text-properties fo:font-weight="bold" officeooo:rsid="001cc625" officeooo:paragraph-rsid="001b6a74" style:font-weight-asian="bold" style:font-weight-complex="bold"/>
    </style:style>
    <style:style style:name="P12" style:family="paragraph" style:parent-style-name="Standard">
      <style:paragraph-properties fo:text-align="justify" style:justify-single-word="false"/>
      <style:text-properties fo:font-weight="bold" officeooo:rsid="001cc625" officeooo:paragraph-rsid="001cc625" style:font-weight-asian="bold" style:font-weight-complex="bold"/>
    </style:style>
    <style:style style:name="P13" style:family="paragraph" style:parent-style-name="Standard">
      <style:paragraph-properties fo:text-align="justify" style:justify-single-word="false"/>
      <style:text-properties fo:font-weight="bold" officeooo:rsid="001de741" officeooo:paragraph-rsid="001de741" style:font-weight-asian="bold" style:font-weight-complex="bold"/>
    </style:style>
    <style:style style:name="P14" style:family="paragraph" style:parent-style-name="Standard">
      <style:paragraph-properties fo:text-align="justify" style:justify-single-word="false"/>
      <style:text-properties fo:font-weight="bold" officeooo:rsid="001e56bc" officeooo:paragraph-rsid="001e56bc" style:font-weight-asian="bold" style:font-weight-complex="bold"/>
    </style:style>
    <style:style style:name="P15" style:family="paragraph" style:parent-style-name="Standard">
      <style:paragraph-properties fo:text-align="justify" style:justify-single-word="false"/>
      <style:text-properties fo:font-weight="bold" officeooo:rsid="001f59e6" officeooo:paragraph-rsid="001f59e6" style:font-weight-asian="bold" style:font-weight-complex="bold"/>
    </style:style>
    <style:style style:name="P16" style:family="paragraph" style:parent-style-name="Standard">
      <style:paragraph-properties fo:text-align="justify" style:justify-single-word="false"/>
      <style:text-properties officeooo:rsid="0015e54e" officeooo:paragraph-rsid="0015e54e"/>
    </style:style>
    <style:style style:name="P17" style:family="paragraph" style:parent-style-name="Standard">
      <style:paragraph-properties fo:text-align="justify" style:justify-single-word="false"/>
      <style:text-properties fo:font-weight="normal" officeooo:rsid="001cc625" officeooo:paragraph-rsid="001cc625" style:font-weight-asian="normal" style:font-weight-complex="normal"/>
    </style:style>
    <style:style style:name="P18" style:family="paragraph" style:parent-style-name="Standard">
      <style:paragraph-properties fo:text-align="justify" style:justify-single-word="false"/>
      <style:text-properties fo:font-weight="normal" officeooo:rsid="001e56bc" officeooo:paragraph-rsid="001e56bc" style:font-weight-asian="normal" style:font-weight-complex="normal"/>
    </style:style>
    <style:style style:name="P19" style:family="paragraph" style:parent-style-name="Standard">
      <style:paragraph-properties fo:text-align="justify" style:justify-single-word="false"/>
      <style:text-properties style:text-underline-style="solid" style:text-underline-width="auto" style:text-underline-color="font-color" fo:font-weight="bold" officeooo:rsid="001f59e6" officeooo:paragraph-rsid="001f59e6"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46d0e" style:font-weight-asian="normal" style:font-weight-complex="normal"/>
    </style:style>
    <style:style style:name="T3" style:family="text">
      <style:text-properties fo:font-weight="normal" officeooo:rsid="0015e54e" style:font-weight-asian="normal" style:font-weight-complex="normal"/>
    </style:style>
    <style:style style:name="T4" style:family="text">
      <style:text-properties fo:font-weight="normal" officeooo:rsid="0016fa09" style:font-weight-asian="normal" style:font-weight-complex="normal"/>
    </style:style>
    <style:style style:name="T5" style:family="text">
      <style:text-properties fo:font-weight="normal" officeooo:rsid="0018d229" style:font-weight-asian="normal" style:font-weight-complex="normal"/>
    </style:style>
    <style:style style:name="T6" style:family="text">
      <style:text-properties fo:font-weight="normal" officeooo:rsid="001a001f" style:font-weight-asian="normal" style:font-weight-complex="normal"/>
    </style:style>
    <style:style style:name="T7" style:family="text">
      <style:text-properties fo:font-weight="normal" officeooo:rsid="001b6a74" style:font-weight-asian="normal" style:font-weight-complex="normal"/>
    </style:style>
    <style:style style:name="T8" style:family="text">
      <style:text-properties fo:font-weight="normal" officeooo:rsid="001de741" style:font-weight-asian="normal" style:font-weight-complex="normal"/>
    </style:style>
    <style:style style:name="T9" style:family="text">
      <style:text-properties fo:font-weight="normal" officeooo:rsid="001f59e6" style:font-weight-asian="normal" style:font-weight-complex="normal"/>
    </style:style>
    <style:style style:name="T10" style:family="text">
      <style:text-properties officeooo:rsid="00146d0e"/>
    </style:style>
    <style:style style:name="T11" style:family="text">
      <style:text-properties fo:font-weight="bold" style:font-weight-asian="bold" style:font-weight-complex="bold"/>
    </style:style>
    <style:style style:name="T12" style:family="text">
      <style:text-properties officeooo:rsid="001b6a74"/>
    </style:style>
    <style:style style:name="T13" style:family="text">
      <style:text-properties officeooo:rsid="001cc625"/>
    </style:style>
    <style:style style:name="T14" style:family="text">
      <style:text-properties officeooo:rsid="001e56bc"/>
    </style:style>
    <style:style style:name="T15"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4">PARTE: </text:span>Estrategia y herramientas en tests y cobertura de codigo<text:span text:style-name="T15">.</text:span></text:p>
      <text:p text:style-name="P1"/>
      <text:p text:style-name="P2">En este segundo sprint se ha seguido con la misma dinámica de tests que se llevó en el primer sprint. Por ello, se han creado los tests unitarios correspondientes a las entradas de pila realizadas en el segundo sprint. Además, se han añadido tests de aceptación automatizados para testear la GUI, los cuales no pudieron hacerse durante el primer sprint ya que en ese momento la GUI estaba lejos de ser la definitiva. La API web también ha sido completada con algunos tests para cubrir las funcionalidades implementadas en este segundo sprint.</text:p>
      <text:p text:style-name="P2"/>
      <text:p text:style-name="P3">TESTS UNITARIOS DE BASE DE DATOS</text:p>
      <text:p text:style-name="P2">Tras este segundo sprint, la colección de tests unitarios para la interacción con la base de datos <text:span text:style-name="T13">local</text:span> contiene los siguientes tests:</text:p>
      <text:p text:style-name="P16"/>
      <text:p text:style-name="P16">Tests sobre ejercicios:</text:p>
      <text:p text:style-name="P3">addExerciseTest(): <text:span text:style-name="T2">comprueba que se añaden correctamente ejercicios</text:span><text:span text:style-name="T1"> a la base de datos.</text:span></text:p>
      <text:p text:style-name="P3"><text:span text:style-name="T10">a</text:span>ddExerciseTestRepeated():<text:span text:style-name="T1"> comprueba que no se añade un ejercicio </text:span><text:span text:style-name="T2">a la base de datos si este ya se encuentra en la misma.</text:span></text:p>
      <text:p text:style-name="P4">deleteExerciseTest(): <text:span text:style-name="T1">comprueba que la base de datos borra correctamente un ejercicio contenido en ella.</text:span></text:p>
      <text:p text:style-name="P4">dontDeleteExerciseTest(): <text:span text:style-name="T1">comprueba que la base de datos se co</text:span><text:span text:style-name="T3">mporta correctamente cuando se intenta eliminar un ejercicio no contenido en ella.</text:span></text:p>
      <text:p text:style-name="P5">checkExerciseByName(): <text:span text:style-name="T1">comprueba que la base de datos devuelve correctamente la información de todos los ejercicios contenidos en ella cuyos </text:span><text:span text:style-name="T4">campos “nombre”</text:span><text:span text:style-name="T1"> s</text:span><text:span text:style-name="T4">on</text:span><text:span text:style-name="T1"> o cont</text:span><text:span text:style-name="T4">ienen</text:span><text:span text:style-name="T1"> el nombre buscado.</text:span></text:p>
      <text:p text:style-name="P5">checkExerciseByNameFalse(): <text:span text:style-name="T1">comprueba que la base de datos no devuelve nada cuando ningún ejercicio contenido en ella tiene un </text:span><text:span text:style-name="T4">campo “</text:span><text:span text:style-name="T1">nombre” que </text:span><text:span text:style-name="T4">sea</text:span><text:span text:style-name="T1"> o </text:span><text:span text:style-name="T4">contenga</text:span><text:span text:style-name="T1"> el nombre buscado.</text:span></text:p>
      <text:p text:style-name="P5">checkExerciseByMuscle(): <text:span text:style-name="T1">comprueba que la base de datos devuelve correctamente la información de todos los ejercicios contenidos en ella cuyos </text:span><text:span text:style-name="T4">campos “músculo”</text:span><text:span text:style-name="T1"> s</text:span><text:span text:style-name="T4">on</text:span><text:span text:style-name="T1"> o </text:span><text:span text:style-name="T4">contienen</text:span><text:span text:style-name="T1"> el músculo buscado.</text:span></text:p>
      <text:p text:style-name="P5">checkExerciseByMuscleFalse(): <text:span text:style-name="T1">comprueba que la base de datos no devuelve nada cuando </text:span><text:span text:style-name="T4">ningún ejercicio contenido en ella tiene un campo “músculo” que sea o contenga el músculo buscado.</text:span></text:p>
      <text:p text:style-name="P6">checkExerciseByTag(): <text:span text:style-name="T1">comprueba que la base de datos devuelve correctamente la información de todos los ejercicios contenidos en ella cuyos campos “tag” son o contienen el tag buscado.</text:span></text:p>
      <text:p text:style-name="P6">checkExerciseByTagFalse(): <text:span text:style-name="T1">comprueba que la base de datos no devuelve nada cuando ningún ejercicio contenido en ella tiene un campo “tag” que sea o contenga el tag buscado.</text:span></text:p>
      <text:p text:style-name="P6"/>
      <text:p text:style-name="P5"><text:span text:style-name="T4"/></text:p>
      <text:p text:style-name="P6"><text:span text:style-name="T1">Tests sobre rutinas:</text:span></text:p>
      <text:p text:style-name="P6">addFreemiumRoutineTest(): <text:span text:style-name="T1">comprueba que se inserta correctamente una rutina de tipo “freemium” en la base de datos.</text:span></text:p>
      <text:p text:style-name="P7">addPremiumRoutineTest():<text:span text:style-name="T1"> comprueba que se inserta correctamente una rutina de tipo “premium” en la base de datos.</text:span></text:p>
      <text:p text:style-name="P6">getFreemiumRoutineTest(): <text:span text:style-name="T5">comprueba que la base de datos devuelve correctamente la información de una rutina almacenada en ella al buscarla por su “id”.</text:span></text:p>
      <text:p text:style-name="P8">deleteRoutineTest_existe(): <text:span text:style-name="T6">comprueba que la base de datos elimina correctamente una rutina almacenada en ella al introducir su “id”.</text:span></text:p>
      <text:p text:style-name="P8">deleteRoutineTest_cero(): <text:span text:style-name="T6">comprueba que la base de datos se comporta correctamente (ni elimina ni falla) cuando se intenta eliminar una rutina con “id” cero.</text:span></text:p>
      <text:p text:style-name="P8">deleteRoutineTest_negativo(): <text:span text:style-name="T6">comprueba que la base de datos se comporta correctamente (ni elimina ni falla) cuando se intenta eliminar una rutina con “id” negativo.</text:span></text:p>
      <text:p text:style-name="P9">updateNameRoutineFreemium(): <text:span text:style-name="T1">comprueba que el valor del campo “nombre” de una rutina freemium se actualiza correctamente en la base de datos cuando es modificado.</text:span></text:p>
      <text:p text:style-name="P9"><text:soft-page-break/>updateNameGymRoutineFreemium(): <text:span text:style-name="T1">comprueba que el valor del campo “gym” de una rutina freemium se actualiza correctamente en la base de datos cuando es modificado.</text:span></text:p>
      <text:p text:style-name="P9">updateObjRoutineFreemium(): <text:span text:style-name="T1">comprueba que el valor del campo “objetivo” de una rutina freemium se actualiza correctamente en la base de datos cuando es modificado.</text:span></text:p>
      <text:p text:style-name="P9">updateExsRoutineFreemium(): <text:span text:style-name="T1">comprueba que los ejercicios asignados a una rutina freemium se actualizan correctamente en la base de datos cuando son modificados.</text:span></text:p>
      <text:p text:style-name="P9">fetchAllPre<text:span text:style-name="T12">miumRoutinesTest(): </text:span><text:span text:style-name="T7">comprueba que la base de datos devuelve correctamente todas las rutinas premium almacenadas en la base de datos local.</text:span></text:p>
      <text:p text:style-name="P10">getNumberOfRoutinesTest(): <text:span text:style-name="T1">comprueba que la función de la base de datos que devuelve el número total de rutinas almacenadas devuelve el número correcto.</text:span></text:p>
      <text:p text:style-name="P10">getRoutineByNameTest(): <text:span text:style-name="T1">comprueba que la base de datos devuelve correctamente la información de las rutinas almacenadas en ella cuyos campos “nombre” sean o coincidan con el nombre buscado.</text:span></text:p>
      <text:p text:style-name="P10">dontGetRoutineByNameTest(): <text:span text:style-name="T1">comprueba que la base de datos no devuelve nada cuando ninguna rutina almacenada en ella tiene un campo “nombre” que sea o contenga el nombre buscado.</text:span></text:p>
      <text:p text:style-name="P10">getRoutineByObjectiveTest(): <text:span text:style-name="T1">comprueba que la base de datos devuelve correctamente la información de las rutinas almacenadas en ella cuyos campos “objetivo” sean o coincidan con el objetivo buscado.</text:span></text:p>
      <text:p text:style-name="P10">dontGetRoutineByObjectiveTest():<text:span text:style-name="T1"> comprueba que la base de datos no devuelve nada cuando ninguna rutina almacenada en ella tiene un campo “objetivo” que sea o contenga el objetivo buscado.</text:span></text:p>
      <text:p text:style-name="P11"/>
      <text:p text:style-name="P12">TEST DE LLAMADAS A LA API REMOTA</text:p>
      <text:p text:style-name="P17">En este segundo sprint, tras implementar la parte premium de la aplicación se han diseñado una serie de test de interacción con el servidor remoto para comprobar el correcto funcionamiento de las llamadas a la API. Los tests implementados han sido los siguientes:</text:p>
      <text:p text:style-name="P17"/>
      <text:p text:style-name="P12">loginPremium_Test(): <text:span text:style-name="T1">comprueba que la petición de login al servidor remoto funciona correctamente.</text:span></text:p>
      <text:p text:style-name="P12">dbData_Test(): <text:span text:style-name="T8">comprueba que la petición para obtener la información de la base de datos remota (tamaño del contenido de los ejercicios para descargar) funciona correctamente.</text:span></text:p>
      <text:p text:style-name="P13">updateDb_Test():<text:span text:style-name="T1"> comprueba que la petición para actualizar la base de datos local con los ejercicios contenidos de la base de datos remota funciona correctamente.</text:span></text:p>
      <text:p text:style-name="P13">updatePremiumDb_Test(): <text:span text:style-name="T1">comprueba que la petición para descargar las rutinas premium de un gimnasio almacenadas en la base de datos remota funciona correctamente.</text:span></text:p>
      <text:p text:style-name="P13">downloadImg_Test(): <text:span text:style-name="T1">comprueba que la peticion para descargar la imagen asociada a un ejercicio almacenado en la base de datos remota funciona correctamente.</text:span></text:p>
      <text:p text:style-name="P13">createPremiumRoutine_Test(): <text:span text:style-name="T1">comprueba que las peticiones para crear, modificar y eliminar rutinas premium en la base de datos remota funciona correctamente.</text:span></text:p>
      <text:p text:style-name="P13"><text:span text:style-name="T1"/></text:p>
      <text:p text:style-name="P14">TEST DE ACEPTACIÓN AUTOMÁTICOS</text:p>
      <text:p text:style-name="P18">En este sprint se han añadido una serie de test de aceptación automáticos para comprobar que todas las funcionalidades de la aplicación funcionan correctamente al usar la aplicación. Para ello se ha testeado la GUI de la aplicación con la herramienta de automatización <text:span text:style-name="T11">Espresso</text:span>. Los tests creados han sido los siguientes:</text:p>
      <text:p text:style-name="P14"/>
      <text:p text:style-name="P14">testVerEjercicios():<text:span text:style-name="T1"> comprueba que la pantalla de ver ejercicios es alcanzable desde la interfaz de la aplicación.</text:span></text:p>
      <text:p text:style-name="P14">testVerEjercicio(): <text:span text:style-name="T1">comprueba que la pantalla de ver la información de un ejercicio es alcanzable desde la interfaz de la aplicación.</text:span></text:p>
      <text:p text:style-name="P14">testVerRutinas(): <text:span text:style-name="T1">comprueba que la pantalla de ver la lista de rutinas freemium es alcanzable desde la interfaz de la aplicación.</text:span></text:p>
      <text:p text:style-name="P14"><text:soft-page-break/>testCrearModificarEliminarRutinaFreemium(): <text:span text:style-name="T1">comprueba que es posible crear, modificar y eliminar una rutina freemium desde la interfaz de la aplicación.</text:span></text:p>
      <text:p text:style-name="P14">testLoginPremiumAsNormalUserAndLogout(): <text:span text:style-name="T9">comprueba que el inicio de sesión como usuario premium normal, así como el cerrado de la sesión abierta, funcionan correctamente desde la interfaz de la aplicación.</text:span></text:p>
      <text:p text:style-name="P15">testLoginPremiumAsTrainerUserAndLogout(): <text:span text:style-name="T1">comprueba que el inicio de sesión como usuario premium entrenador, así como el cerrado de la sesión abierta, funcionan correctamente desde la interfaz de la aplicación.</text:span></text:p>
      <text:p text:style-name="P15">testCrearModificarEliminarRutinaPremium(): <text:span text:style-name="T1">comprueba que es posible crear, modificar y eliminar una rutina premium desde la interfaz de la aplicación.</text:span></text:p>
      <text:p text:style-name="P15">testModificarEjerciciosDentroDeRutina(): <text:span text:style-name="T1">comprueba que es posible modificar los atributos de un ejercicio añadido a una rutina desde la interfaz de la aplicación.</text:span></text:p>
      <text:p text:style-name="P15">testMoverEjerciciosDentroDeRutina(): <text:span text:style-name="T1">comprueba que es posible modificar la posición que tiene <text:s/>un ejercicio añadido a una rutina dentro de la misma desde la interfaz de la aplicación.</text:span></text:p>
      <text:p text:style-name="P19"><text:span text:style-name="T1"/></text:p>
      <text:p text:style-name="P19"><text:span text:style-name="T1">COVERAGES? DARIO? DARIO? DARIO? DARIO?</text:span></text:p>
      <text:p text:style-name="P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4T18:09:48.711004291</meta:creation-date>
    <dc:date>2018-01-14T20:26:07.359087317</dc:date>
    <meta:editing-duration>PT22M30S</meta:editing-duration>
    <meta:editing-cycles>5</meta:editing-cycles>
    <meta:generator>LibreOffice/5.1.6.2$Linux_X86_64 LibreOffice_project/10m0$Build-2</meta:generator>
    <meta:document-statistic meta:table-count="0" meta:image-count="0" meta:object-count="0" meta:page-count="3" meta:paragraph-count="52" meta:word-count="1151" meta:character-count="7943" meta:non-whitespace-character-count="6843"/>
  </office:meta>
</office:document-meta>
</file>